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1">
      <style:paragraph-properties fo:margin-top="0cm" fo:margin-bottom="0cm"/>
    </style:style>
    <style:style style:name="P25" style:family="paragraph" style:parent-style-name="Text_20_body" style:list-style-name="L2">
      <style:paragraph-properties fo:margin-top="0cm" fo:margin-bottom="0cm"/>
    </style:style>
    <style:style style:name="P26" style:family="paragraph" style:parent-style-name="Text_20_body" style:list-style-name="L3">
      <style:paragraph-properties fo:margin-top="0cm" fo:margin-bottom="0cm"/>
    </style:style>
    <style:style style:name="P27" style:family="paragraph" style:parent-style-name="Text_20_body" style:list-style-name="L4">
      <style:paragraph-properties fo:margin-top="0cm" fo:margin-bottom="0cm"/>
    </style:style>
    <style:style style:name="P28" style:family="paragraph" style:parent-style-name="Text_20_body" style:list-style-name="L5">
      <style:paragraph-properties fo:margin-top="0cm" fo:margin-bottom="0cm"/>
    </style:style>
    <style:style style:name="P29" style:family="paragraph" style:parent-style-name="Text_20_body" style:list-style-name="L6">
      <style:paragraph-properties fo:margin-top="0cm" fo:margin-bottom="0cm"/>
    </style:style>
    <style:style style:name="P30" style:family="paragraph" style:parent-style-name="Text_20_body" style:list-style-name="L7">
      <style:paragraph-properties fo:margin-top="0cm" fo:margin-bottom="0cm"/>
    </style:style>
    <style:style style:name="P31" style:family="paragraph" style:parent-style-name="Text_20_body" style:list-style-name="L8">
      <style:paragraph-properties fo:margin-top="0cm" fo:margin-bottom="0cm"/>
    </style:style>
    <style:style style:name="P32" style:family="paragraph" style:parent-style-name="Text_20_body" style:list-style-name="L9">
      <style:paragraph-properties fo:margin-top="0cm" fo:margin-bottom="0cm"/>
    </style:style>
    <style:style style:name="P33" style:family="paragraph" style:parent-style-name="Text_20_body" style:list-style-name="L11">
      <style:paragraph-properties fo:margin-top="0cm" fo:margin-bottom="0cm"/>
    </style:style>
    <style:style style:name="P34" style:family="paragraph" style:parent-style-name="Text_20_body" style:list-style-name="L12">
      <style:paragraph-properties fo:margin-top="0cm" fo:margin-bottom="0cm"/>
    </style:style>
    <style:style style:name="P35" style:family="paragraph" style:parent-style-name="Text_20_body" style:list-style-name="L13">
      <style:paragraph-properties fo:margin-top="0cm" fo:margin-bottom="0cm"/>
    </style:style>
    <style:style style:name="P36" style:family="paragraph" style:parent-style-name="Text_20_body" style:list-style-name="L14">
      <style:paragraph-properties fo:margin-top="0cm" fo:margin-bottom="0cm"/>
    </style:style>
    <style:style style:name="P37" style:family="paragraph" style:parent-style-name="Text_20_body" style:list-style-name="L15">
      <style:paragraph-properties fo:margin-top="0cm" fo:margin-bottom="0cm"/>
    </style:style>
    <style:style style:name="P38" style:family="paragraph" style:parent-style-name="Text_20_body" style:list-style-name="L16">
      <style:paragraph-properties fo:margin-top="0cm" fo:margin-bottom="0cm"/>
    </style:style>
    <style:style style:name="P39" style:family="paragraph" style:parent-style-name="Text_20_body" style:list-style-name="L17">
      <style:paragraph-properties fo:margin-top="0cm" fo:margin-bottom="0cm"/>
    </style:style>
    <style:style style:name="P40" style:family="paragraph" style:parent-style-name="Text_20_body" style:list-style-name="L18">
      <style:paragraph-properties fo:margin-top="0cm" fo:margin-bottom="0cm"/>
    </style:style>
    <style:style style:name="P41" style:family="paragraph" style:parent-style-name="Text_20_body" style:list-style-name="L19">
      <style:paragraph-properties fo:margin-top="0cm" fo:margin-bottom="0cm"/>
    </style:style>
    <style:style style:name="P42" style:family="paragraph" style:parent-style-name="Text_20_body" style:list-style-name="L20">
      <style:paragraph-properties fo:margin-top="0cm" fo:margin-bottom="0cm"/>
    </style:style>
    <style:style style:name="P43" style:family="paragraph" style:parent-style-name="Text_20_body" style:list-style-name="L21">
      <style:paragraph-properties fo:margin-top="0cm" fo:margin-bottom="0cm"/>
    </style:style>
    <style:style style:name="P44" style:family="paragraph" style:parent-style-name="Text_20_body" style:list-style-name="L22">
      <style:paragraph-properties fo:margin-top="0cm" fo:margin-bottom="0cm"/>
    </style:style>
    <style:style style:name="T1" style:family="text">
      <style:text-properties fo:color="#0000c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Source_20_Text">th:fragment="navbar"</text:span></text:span>: 이 부분은 Thymeleaf의 <text:span text:style-name="Source_20_Text">fragment</text:span> 속성입니다. "navbar"라는 이름의 조각(Fragment)을 정의합니다. 이를 통해 이<text:span text:style-name="T1"> </text:span><text:span text:style-name="Source_20_Text"><text:span text:style-name="T1">div</text:span></text:span><text:span text:style-name="T1"> 블록을 다른 템플릿 파일에서 재사용할 수 있습니다.</text:span> 예를 들어, 다른 템플릿에서 <text:span text:style-name="Source_20_Text">&lt;div th:replace="::navbar"&gt;&lt;/div&gt;</text:span>를 사용하여 이 네비게이션 바를 삽입할 수 있습니다. </text:p>
      <text:p text:style-name="Standard"/>
      <text:p text:style-name="Standard"/>
      <text:p text:style-name="Text_20_body">Thymeleaf는 Java 기반 웹 애플리케이션에서 HTML, XML, JavaScript, CSS 등의 템플릿을 처리하고 렌더링하는 템플릿 엔진입니다. Spring Framework와 함께 자주 사용되며, 서버 측에서 동적으로 콘텐츠를 생성하여 클라이언트에 전달할 때 매우 유용합니다.</text:p>
      <text:h text:style-name="Heading_20_3" text:outline-level="3">주요 특징</text:h>
      <text:list xml:id="list4690994346678711493" text:style-name="L1">
        <text:list-item>
          <text:p text:style-name="P2"><text:span text:style-name="Strong_20_Emphasis">자연스러운 템플릿(Natural Templates)</text:span>:</text:p>
          <text:list>
            <text:list-item>
              <text:p text:style-name="P24">Thymeleaf의 가장 큰 특징 중 하나는 템플릿 파일을 브라우저에서 직접 열어도 정상적인 HTML로 표시된다는 점입니다. 즉, 서버 측 처리가 이루어지지 않은 상태에서도 HTML 파일이 그대로 브라우저에서 유효한 문서로 렌더링됩니다.</text:p>
            </text:list-item>
          </text:list>
        </text:list-item>
        <text:list-item>
          <text:p text:style-name="P2"><text:span text:style-name="Strong_20_Emphasis">Spring MVC와의 통합</text:span>:</text:p>
          <text:list>
            <text:list-item>
              <text:p text:style-name="P24">Thymeleaf는 Spring MVC와 쉽게 통합되도록 설계되었습니다. Spring의 <text:span text:style-name="Source_20_Text">@Controller</text:span>에서 모델 데이터를 <text:span text:style-name="Source_20_Text">Model</text:span> 객체에 추가하면, Thymeleaf는 이를 템플릿에서 접근할 수 있게 합니다. 이를 통해 동적 웹 페이지를 쉽게 생성할 수 있습니다.</text:p>
            </text:list-item>
          </text:list>
        </text:list-item>
        <text:list-item>
          <text:p text:style-name="P2"><text:span text:style-name="Strong_20_Emphasis">표현식</text:span>:</text:p>
          <text:list>
            <text:list-item>
              <text:p text:style-name="P24">Thymeleaf는 다양한 표현식을 제공합니다. 예를 들어, <text:span text:style-name="Source_20_Text">${variable}</text:span>은 모델에서 변수를 가져오고, <text:span text:style-name="Source_20_Text">th:if</text:span>와 같은 속성은 조건부 렌더링을 가능하게 합니다.</text:p>
            </text:list-item>
          </text:list>
        </text:list-item>
        <text:list-item>
          <text:p text:style-name="P2"><text:span text:style-name="Strong_20_Emphasis">타입 안전성</text:span>:</text:p>
          <text:list>
            <text:list-item>
              <text:p text:style-name="P24">Thymeleaf는 HTML 태그 속성으로 직접 사용되기 때문에 템플릿 문법이 기본적으로 타입 안전성을 보장합니다. 이로 인해 런타임 오류를 줄일 수 있습니다.</text:p>
            </text:list-item>
          </text:list>
        </text:list-item>
        <text:list-item>
          <text:p text:style-name="P2"><text:span text:style-name="Strong_20_Emphasis">다양한 템플릿 기능</text:span>:</text:p>
          <text:list>
            <text:list-item>
              <text:p text:style-name="P2">반복, 조건부 처리, URL 조작, 국제화(i18n), 템플릿 조각 재사용 등 다양한 기능을 지원합니다.</text:p>
            </text:list-item>
          </text:list>
        </text:list-item>
      </text:list>
      <text:p text:style-name="Standard"/>
      <text:h text:style-name="Heading_20_3" text:outline-level="3">Thymeleaf의 역할</text:h>
      <text:p text:style-name="Text_20_body">Thymeleaf는 서버 측에서 데이터를 동적으로 삽입하여 최종 HTML을 생성하고, 이를 클라이언트에 전달합니다. 이를 통해 복잡한 웹 애플리케이션에서도 효율적으로 UI를 관리하고 유지할 수 있습니다.</text:p>
      <text:p text:style-name="Text_20_body"/>
      <text:p text:style-name="Text_20_body"/>
      <text:p text:style-name="Text_20_body"><text:soft-page-break/><text:span text:style-name="T1">hymeleaf는 다양한 속성을 제공하며, 이 속성들은 HTML 태그에 직접 적용되어 서버 측에서 동적으로 콘텐츠를 생성하거나 조작하는 데 사용됩니다. </text:span>Thymeleaf의 속성은 크게 다음과 같은 카테고리로 나눌 수 있습니다.</text:p>
      <text:h text:style-name="Heading_20_3" text:outline-level="3">1. 텍스트 및 속성 설정</text:h>
      <text:list xml:id="list7594774159662988425" text:style-name="L2">
        <text:list-item>
          <text:p text:style-name="P25"><text:span text:style-name="Strong_20_Emphasis"><text:span text:style-name="Source_20_Text">th:text</text:span></text:span>: 요소의 텍스트 콘텐츠를 설정합니다.<text:line-break/>예: <text:span text:style-name="Source_20_Text">&lt;span th:text="${name}"&gt;Some text&lt;/span&gt;</text:span></text:p>
        </text:list-item>
        <text:list-item>
          <text:p text:style-name="P25"><text:span text:style-name="Strong_20_Emphasis"><text:span text:style-name="Source_20_Text">th:utext</text:span></text:span>: HTML로 렌더링할 수 있는 텍스트 콘텐츠를 설정합니다.</text:p>
        </text:list-item>
        <text:list-item>
          <text:p text:style-name="P25"><text:span text:style-name="Strong_20_Emphasis"><text:span text:style-name="Source_20_Text">th:attr</text:span></text:span>: 여러 속성을 한 번에 설정할 수 있습니다. 예: <text:span text:style-name="Source_20_Text">&lt;a th:attr="href=@{someUrl}, title=${someTitle}"&gt;Link&lt;/a&gt;</text:span></text:p>
        </text:list-item>
        <text:list-item>
          <text:p text:style-name="P25"><text:span text:style-name="Strong_20_Emphasis"><text:span text:style-name="Source_20_Text">th:attrappend</text:span></text:span>: 기존 속성에 값을 추가합니다.</text:p>
        </text:list-item>
        <text:list-item>
          <text:p text:style-name="P25"><text:span text:style-name="Strong_20_Emphasis"><text:span text:style-name="Source_20_Text">th:attrprepend</text:span></text:span>: 기존 속성의 앞에 값을 추가합니다.</text:p>
        </text:list-item>
        <text:list-item>
          <text:p text:style-name="P25"><text:span text:style-name="Strong_20_Emphasis"><text:span text:style-name="Source_20_Text">th:value</text:span></text:span>: <text:span text:style-name="Source_20_Text">value</text:span> 속성을 설정합니다.<text:line-break/>예: <text:span text:style-name="Source_20_Text">&lt;input type="text" th:value="${value}"/&gt;</text:span></text:p>
        </text:list-item>
        <text:list-item>
          <text:p text:style-name="P25"><text:span text:style-name="Strong_20_Emphasis"><text:span text:style-name="Source_20_Text">th:href</text:span></text:span>: <text:span text:style-name="Source_20_Text">href</text:span> 속성을 설정합니다.<text:line-break/>예: <text:span text:style-name="Source_20_Text">&lt;a th:href="@{/path}"&gt;Link&lt;/a&gt;</text:span></text:p>
        </text:list-item>
        <text:list-item>
          <text:p text:style-name="P3"><text:span text:style-name="Strong_20_Emphasis"><text:span text:style-name="Source_20_Text">th:src</text:span></text:span>: <text:span text:style-name="Source_20_Text">src</text:span> 속성을 설정합니다.<text:line-break/>예: <text:span text:style-name="Source_20_Text">&lt;img th:src="@{/image.png}" /&gt;</text:span></text:p>
        </text:list-item>
      </text:list>
      <text:h text:style-name="Heading_20_3" text:outline-level="3">2. 조건부 렌더링</text:h>
      <text:list xml:id="list1537607584705530263" text:style-name="L3">
        <text:list-item>
          <text:p text:style-name="P26"><text:span text:style-name="Strong_20_Emphasis"><text:span text:style-name="Source_20_Text">th:if</text:span></text:span>: 조건이 참일 때만 요소를 렌더링합니다.<text:line-break/>예: <text:span text:style-name="Source_20_Text">&lt;div th:if="${condition}"&gt;This appears if the condition is true&lt;/div&gt;</text:span></text:p>
        </text:list-item>
        <text:list-item>
          <text:p text:style-name="P26"><text:span text:style-name="Strong_20_Emphasis"><text:span text:style-name="Source_20_Text">th:unless</text:span></text:span>: 조건이 거짓일 때만 요소를 렌더링합니다.<text:line-break/>예: <text:span text:style-name="Source_20_Text">&lt;div th:unless="${condition}"&gt;This appears if the condition is false&lt;/div&gt;</text:span></text:p>
        </text:list-item>
        <text:list-item>
          <text:p text:style-name="P26"><text:span text:style-name="Strong_20_Emphasis"><text:span text:style-name="Source_20_Text">th:switch</text:span></text:span>: <text:span text:style-name="Source_20_Text">switch</text:span>와 <text:span text:style-name="Source_20_Text">case</text:span> 문과 유사한 로직을 구현할 때 사용합니다.<text:line-break/>예: <text:span text:style-name="Source_20_Text">&lt;div th:switch="${variable}"&gt;&lt;div th:case="'case1'"&gt;...&lt;/div&gt;&lt;/div&gt;</text:span></text:p>
        </text:list-item>
        <text:list-item>
          <text:p text:style-name="P4"><text:span text:style-name="Strong_20_Emphasis"><text:span text:style-name="Source_20_Text">th:case</text:span></text:span>: <text:span text:style-name="Source_20_Text">th:switch</text:span>와 함께 사용되어 특정 케이스를 정의합니다.</text:p>
        </text:list-item>
      </text:list>
      <text:h text:style-name="Heading_20_3" text:outline-level="3">3. 반복 처리</text:h>
      <text:list xml:id="list4210548922132548512" text:style-name="L4">
        <text:list-item>
          <text:p text:style-name="P27"><text:span text:style-name="Strong_20_Emphasis"><text:span text:style-name="Source_20_Text">th:each</text:span></text:span>: 리스트나 배열을 반복하며, 각 요소에 대해 HTML 태그를 렌더링합니다.<text:line-break/>예: <text:span text:style-name="Source_20_Text">&lt;div th:each="item : ${items}"&gt;...&lt;/div&gt;</text:span></text:p>
        </text:list-item>
        <text:list-item>
          <text:p text:style-name="P5"><text:span text:style-name="Strong_20_Emphasis"><text:span text:style-name="Source_20_Text">th:object</text:span></text:span>: 주어진 객체를 컨텍스트 변수로 사용하여 바인딩합니다.<text:line-break/>예: <text:span text:style-name="Source_20_Text">&lt;form th:object="${user}"&gt;...&lt;/form&gt;</text:span></text:p>
        </text:list-item>
      </text:list>
      <text:h text:style-name="Heading_20_3" text:outline-level="3">4. 삽입 및 포함</text:h>
      <text:list xml:id="list7759069018094624386" text:style-name="L5">
        <text:list-item>
          <text:p text:style-name="P28"><text:span text:style-name="Strong_20_Emphasis"><text:span text:style-name="Source_20_Text">th:insert</text:span></text:span>: 다른 템플릿 파일을 삽입합니다.<text:line-break/>예: <text:span text:style-name="Source_20_Text">&lt;div th:insert="fragments/header :: header"&gt;&lt;/div&gt;</text:span></text:p>
        </text:list-item>
        <text:list-item>
          <text:p text:style-name="P28"><text:span text:style-name="Strong_20_Emphasis"><text:span text:style-name="Source_20_Text">th:replace</text:span></text:span>: 다른 템플릿 파일로 현재 요소를 대체합니다.<text:line-break/>예: <text:span text:style-name="Source_20_Text">&lt;div th:replace="fragments/header :: header"&gt;&lt;/div&gt;</text:span></text:p>
        </text:list-item>
        <text:list-item>
          <text:p text:style-name="P6"><text:soft-page-break/><text:span text:style-name="Strong_20_Emphasis"><text:span text:style-name="Source_20_Text">th:include</text:span></text:span>: 다른 템플릿 파일을 포함시킵니다. (삽입과 비슷하나 컨텐츠 병합 방식이 다름)</text:p>
        </text:list-item>
      </text:list>
      <text:h text:style-name="Heading_20_3" text:outline-level="3">5. URL 설정</text:h>
      <text:list xml:id="list2932057802647869270" text:style-name="L6">
        <text:list-item>
          <text:p text:style-name="P29"><text:span text:style-name="Strong_20_Emphasis"><text:span text:style-name="Source_20_Text">th:href</text:span></text:span>: <text:span text:style-name="Source_20_Text">href</text:span> 속성에 URL을 설정합니다.<text:line-break/>예: <text:span text:style-name="Source_20_Text">&lt;a th:href="@{/path}"&gt;Link&lt;/a&gt;</text:span></text:p>
        </text:list-item>
        <text:list-item>
          <text:p text:style-name="P29"><text:span text:style-name="Strong_20_Emphasis"><text:span text:style-name="Source_20_Text">th:src</text:span></text:span>: <text:span text:style-name="Source_20_Text">src</text:span> 속성에 URL을 설정합니다.<text:line-break/>예: <text:span text:style-name="Source_20_Text">&lt;img th:src="@{/image.png}"/&gt;</text:span></text:p>
        </text:list-item>
        <text:list-item>
          <text:p text:style-name="P29"><text:span text:style-name="Strong_20_Emphasis"><text:span text:style-name="Source_20_Text">th:action</text:span></text:span>: 폼의 <text:span text:style-name="Source_20_Text">action</text:span> 속성에 URL을 설정합니다.<text:line-break/>예: <text:span text:style-name="Source_20_Text">&lt;form th:action="@{/submit}"&gt;...&lt;/form&gt;</text:span></text:p>
        </text:list-item>
        <text:list-item>
          <text:p text:style-name="P7">**<text:span text:style-name="Source_20_Text">th:href</text:span>와 <text:span text:style-name="Source_20_Text">th:src</text:span>**는 URL을 생성할 때 경로 변수, 쿼리 파라미터 등을 함께 사용할 수 있습니다.</text:p>
        </text:list-item>
      </text:list>
      <text:h text:style-name="Heading_20_3" text:outline-level="3">6. 선택 및 라디오 버튼</text:h>
      <text:list xml:id="list5473123039901220787" text:style-name="L7">
        <text:list-item>
          <text:p text:style-name="P30"><text:span text:style-name="Strong_20_Emphasis"><text:span text:style-name="Source_20_Text">th:field</text:span></text:span>: 입력 필드와 폼 컨트롤을 바인딩할 때 사용합니다.<text:line-break/>예: <text:span text:style-name="Source_20_Text">&lt;input type="text" th:field="*{username}"/&gt;</text:span></text:p>
        </text:list-item>
        <text:list-item>
          <text:p text:style-name="P8"><text:span text:style-name="Strong_20_Emphasis"><text:span text:style-name="Source_20_Text">th:checked</text:span></text:span>: 체크박스나 라디오 버튼을 선택 상태로 만듭니다.<text:line-break/>예: <text:span text:style-name="Source_20_Text">&lt;input type="checkbox" th:checked="${isChecked}"/&gt;</text:span></text:p>
        </text:list-item>
      </text:list>
      <text:h text:style-name="Heading_20_3" text:outline-level="3">7. 클래스 및 스타일 조작</text:h>
      <text:list xml:id="list5684495772010679302" text:style-name="L8">
        <text:list-item>
          <text:p text:style-name="P31"><text:span text:style-name="Strong_20_Emphasis"><text:span text:style-name="Source_20_Text">th:classappend</text:span></text:span>: 요소에 클래스를 추가합니다.<text:line-break/>예: <text:span text:style-name="Source_20_Text">&lt;div th:classappend="${condition} ? 'class1' : 'class2'"&gt;...&lt;/div&gt;</text:span></text:p>
        </text:list-item>
        <text:list-item>
          <text:p text:style-name="P9"><text:span text:style-name="Strong_20_Emphasis"><text:span text:style-name="Source_20_Text">th:styleappend</text:span></text:span>: 인라인 스타일 속성에 추가 스타일을 적용합니다.<text:line-break/>예: <text:span text:style-name="Source_20_Text">&lt;div th:styleappend="'color: red;'"&gt;...&lt;/div&gt;</text:span></text:p>
        </text:list-item>
      </text:list>
      <text:h text:style-name="Heading_20_3" text:outline-level="3">8. 텍스트 렌더링</text:h>
      <text:list xml:id="list6474782768673589435" text:style-name="L9">
        <text:list-item>
          <text:p text:style-name="P32"><text:span text:style-name="Strong_20_Emphasis"><text:span text:style-name="Source_20_Text">th:remove</text:span></text:span>: 요소를 제거하거나, 텍스트만 남기거나, 태그만 남기도록 설정합니다. 예: <text:span text:style-name="Source_20_Text">&lt;div th:remove="tag"&gt;This tag will be removed&lt;/div&gt;</text:span></text:p>
        </text:list-item>
        <text:list-item>
          <text:p text:style-name="P10"><text:span text:style-name="Strong_20_Emphasis"><text:span text:style-name="Source_20_Text">th:inline</text:span></text:span>: 텍스트를 인라인으로 처리합니다. 예를 들어, 텍스트 블록 내에 Thymeleaf 표현식을 사용하고 싶을 때 유용합니다.</text:p>
        </text:list-item>
      </text:list>
      <text:h text:style-name="Heading_20_3" text:outline-level="3">9. 국제화</text:h>
      <text:list xml:id="list1163722585672119734" text:style-name="L10">
        <text:list-item>
          <text:p text:style-name="P11">**<text:span text:style-name="Source_20_Text">th:text</text:span>와 <text:span text:style-name="Source_20_Text">th:utext</text:span>**는 국제화(i18n) 메시지 번들에서 메시지를 불러올 수 있습니다. 예: <text:span text:style-name="Source_20_Text">&lt;span th:text="#{message.key}"&gt;Default message&lt;/span&gt;</text:span></text:p>
        </text:list-item>
      </text:list>
      <text:p text:style-name="Text_20_body"><text:span text:style-name="Source_20_Text"/></text:p>
      <text:p text:style-name="Text_20_body"><text:span text:style-name="Source_20_Text"/></text:p>
      <text:h text:style-name="Heading_20_3" text:outline-level="3"><text:soft-page-break/>10. 폼 및 데이터 바인딩</text:h>
      <text:list xml:id="list1256833641357794659" text:style-name="L11">
        <text:list-item>
          <text:p text:style-name="P33"><text:span text:style-name="Strong_20_Emphasis"><text:span text:style-name="Source_20_Text">th:field</text:span></text:span>: 폼 컨트롤과 모델 속성을 바인딩할 때 사용합니다.</text:p>
        </text:list-item>
        <text:list-item>
          <text:p text:style-name="P33"><text:span text:style-name="Strong_20_Emphasis"><text:span text:style-name="Source_20_Text">th:action</text:span></text:span>: 폼의 <text:span text:style-name="Source_20_Text">action</text:span> 속성을 설정합니다.</text:p>
        </text:list-item>
        <text:list-item>
          <text:p text:style-name="P12"><text:span text:style-name="Strong_20_Emphasis"><text:span text:style-name="Source_20_Text">th:method</text:span></text:span>: 폼의 HTTP 메서드를 설정합니다. (예: <text:span text:style-name="Source_20_Text">POST</text:span>, <text:span text:style-name="Source_20_Text">GET</text:span>) 예: <text:span text:style-name="Source_20_Text">&lt;form th:action="@{/submit}" th:method="post"&gt;...&lt;/form&gt;</text:span></text:p>
        </text:list-item>
      </text:list>
      <text:h text:style-name="Heading_20_3" text:outline-level="3"><text:span text:style-name="Strong_20_Emphasis">리터럴</text:span></text:h>
      <text:list xml:id="list8799655238829707487" text:style-name="L12">
        <text:list-item>
          <text:p text:style-name="P34"><text:span text:style-name="Strong_20_Emphasis">텍스트 리터럴 (</text:span><text:span text:style-name="Strong_20_Emphasis"><text:span text:style-name="Source_20_Text">'...'</text:span></text:span><text:span text:style-name="Strong_20_Emphasis">)</text:span>: 일반적인 문자열 리터럴을 나타냅니다.</text:p>
          <text:list>
            <text:list-item>
              <text:p text:style-name="P34">예: <text:span text:style-name="Source_20_Text">&lt;span th:text="'Hello, World!'"&gt;&lt;/span&gt;</text:span></text:p>
            </text:list-item>
          </text:list>
        </text:list-item>
        <text:list-item>
          <text:p text:style-name="P34"><text:span text:style-name="Strong_20_Emphasis">숫자 리터럴 (</text:span><text:span text:style-name="Strong_20_Emphasis"><text:span text:style-name="Source_20_Text">0</text:span></text:span><text:span text:style-name="Strong_20_Emphasis">, </text:span><text:span text:style-name="Strong_20_Emphasis"><text:span text:style-name="Source_20_Text">1</text:span></text:span><text:span text:style-name="Strong_20_Emphasis">, </text:span><text:span text:style-name="Strong_20_Emphasis"><text:span text:style-name="Source_20_Text">2</text:span></text:span><text:span text:style-name="Strong_20_Emphasis">, ...)</text:span>: 숫자 값을 나타냅니다.</text:p>
          <text:list>
            <text:list-item>
              <text:p text:style-name="P34">예: <text:span text:style-name="Source_20_Text">&lt;span th:text="${age &gt; 18 ? 'Adult' : 'Minor'}"&gt;&lt;/span&gt;</text:span></text:p>
            </text:list-item>
          </text:list>
        </text:list-item>
        <text:list-item>
          <text:p text:style-name="P34"><text:span text:style-name="Strong_20_Emphasis">불리언 리터럴 (</text:span><text:span text:style-name="Strong_20_Emphasis"><text:span text:style-name="Source_20_Text">true</text:span></text:span><text:span text:style-name="Strong_20_Emphasis">, </text:span><text:span text:style-name="Strong_20_Emphasis"><text:span text:style-name="Source_20_Text">false</text:span></text:span><text:span text:style-name="Strong_20_Emphasis">)</text:span>: 불리언 값을 나타냅니다.</text:p>
          <text:list>
            <text:list-item>
              <text:p text:style-name="P34">예: <text:span text:style-name="Source_20_Text">&lt;input type="checkbox" th:checked="${isChecked}"/&gt;</text:span></text:p>
            </text:list-item>
          </text:list>
        </text:list-item>
        <text:list-item>
          <text:p text:style-name="P34"><text:span text:style-name="Strong_20_Emphasis">Null 리터럴 (</text:span><text:span text:style-name="Strong_20_Emphasis"><text:span text:style-name="Source_20_Text">null</text:span></text:span><text:span text:style-name="Strong_20_Emphasis">)</text:span>: Null 값을 나타냅니다.</text:p>
          <text:list>
            <text:list-item>
              <text:p text:style-name="P13">예: <text:span text:style-name="Source_20_Text">&lt;div th:if="${user == null}"&gt;User not found&lt;/div&gt;</text:span></text:p>
            </text:list-item>
          </text:list>
        </text:list-item>
      </text:list>
      <text:h text:style-name="Heading_20_3" text:outline-level="3">6. <text:span text:style-name="Strong_20_Emphasis">Fragment 삽입 및 대체</text:span></text:h>
      <text:list xml:id="list5715308089273741887" text:style-name="L13">
        <text:list-item>
          <text:p text:style-name="P35"><text:span text:style-name="Strong_20_Emphasis"><text:span text:style-name="Source_20_Text">th:insert</text:span></text:span>: 다른 템플릿의 <text:span text:style-name="T1">프래그먼트를</text:span> 삽입합니다.</text:p>
          <text:list>
            <text:list-item>
              <text:p text:style-name="P35">예: <text:span text:style-name="Source_20_Text">&lt;div th:insert="~{footer :: footer}"&gt;&lt;/div&gt;</text:span></text:p>
            </text:list-item>
          </text:list>
        </text:list-item>
        <text:list-item>
          <text:p text:style-name="P35"><text:span text:style-name="Strong_20_Emphasis"><text:span text:style-name="Source_20_Text">th:replace</text:span></text:span>: 다른 템플릿의 <text:span text:style-name="T1">프래그먼트로</text:span> 현재 태그를 대체합니다.</text:p>
          <text:list>
            <text:list-item>
              <text:p text:style-name="P35">예: <text:span text:style-name="Source_20_Text">&lt;div th:replace="~{header :: header}"&gt;&lt;/div&gt;</text:span></text:p>
            </text:list-item>
          </text:list>
        </text:list-item>
        <text:list-item>
          <text:p text:style-name="P35"><text:span text:style-name="Strong_20_Emphasis"><text:span text:style-name="Source_20_Text">th:include</text:span></text:span>: <text:span text:style-name="T1">프래그먼트를</text:span> 포함하지만, 내용이 병합됩니다. (대체와는 다름)</text:p>
          <text:list>
            <text:list-item>
              <text:p text:style-name="P14">예: <text:span text:style-name="Source_20_Text">&lt;div th:include="~{fragment :: content}"&gt;&lt;/div&gt;</text:span></text:p>
            </text:list-item>
          </text:list>
        </text:list-item>
      </text:list>
      <text:h text:style-name="Heading_20_3" text:outline-level="3">7. <text:span text:style-name="Strong_20_Emphasis">속성 조작</text:span></text:h>
      <text:list xml:id="list6559501124514849261" text:style-name="L14">
        <text:list-item>
          <text:p text:style-name="P36"><text:span text:style-name="Strong_20_Emphasis"><text:span text:style-name="Source_20_Text">th:attr</text:span></text:span>: 여러 속성을 한 번에 설정합니다.</text:p>
          <text:list>
            <text:list-item>
              <text:p text:style-name="P36">예: <text:span text:style-name="Source_20_Text">&lt;a th:attr="href=@{/path}, title=${title}"&gt;Link&lt;/a&gt;</text:span></text:p>
            </text:list-item>
          </text:list>
        </text:list-item>
        <text:list-item>
          <text:p text:style-name="P36"><text:span text:style-name="Strong_20_Emphasis"><text:span text:style-name="Source_20_Text">th:attrappend</text:span></text:span>: 기존 속성 값에 추가합니다.</text:p>
          <text:list>
            <text:list-item>
              <text:p text:style-name="P36">예: <text:span text:style-name="Source_20_Text">&lt;div th:attrappend="class=' extra-class'"&gt;...&lt;/div&gt;</text:span></text:p>
            </text:list-item>
          </text:list>
        </text:list-item>
        <text:list-item>
          <text:p text:style-name="P36"><text:span text:style-name="Strong_20_Emphasis"><text:span text:style-name="Source_20_Text">th:attrprepend</text:span></text:span>: 기존 속성 값의 앞에 추가합니다.</text:p>
          <text:list>
            <text:list-item>
              <text:p text:style-name="P36">예: <text:span text:style-name="Source_20_Text">&lt;div th:attrprepend="class='extra-class '"&gt;...&lt;/div&gt;</text:span></text:p>
            </text:list-item>
          </text:list>
        </text:list-item>
        <text:list-item>
          <text:p text:style-name="P36"><text:span text:style-name="Strong_20_Emphasis"><text:span text:style-name="Source_20_Text">th:classappend</text:span></text:span>: 클래스 속성을 추가합니다.</text:p>
          <text:list>
            <text:list-item>
              <text:p text:style-name="P15">예: <text:span text:style-name="Source_20_Text">&lt;div th:classappend="${isActive} ? 'active'"&gt;...&lt;/div&gt;</text:span></text:p>
            </text:list-item>
          </text:list>
        </text:list-item>
      </text:list>
      <text:h text:style-name="Heading_20_3" text:outline-level="3">8. <text:span text:style-name="Strong_20_Emphasis">삭제</text:span></text:h>
      <text:list xml:id="list4204591734846843538" text:style-name="L15">
        <text:list-item>
          <text:p text:style-name="P37"><text:span text:style-name="Strong_20_Emphasis"><text:span text:style-name="Source_20_Text">th:remove</text:span></text:span>: 특정 요소를 제거할 때 사용됩니다. 옵션으로 <text:span text:style-name="Source_20_Text">all</text:span>, <text:span text:style-name="Source_20_Text">tag</text:span>, <text:span text:style-name="Source_20_Text">all-but-first</text:span>, <text:span text:style-name="Source_20_Text">none</text:span> 등을 지정할 수 있습니다.</text:p>
          <text:list>
            <text:list-item>
              <text:p text:style-name="P16">예: <text:span text:style-name="Source_20_Text">&lt;div th:remove="tag"&gt;This tag will be removed&lt;/div&gt;</text:span></text:p>
            </text:list-item>
          </text:list>
        </text:list-item>
      </text:list>
      <text:h text:style-name="Heading_20_3" text:outline-level="3"><text:soft-page-break/>9. <text:span text:style-name="Strong_20_Emphasis">인라인 표현식</text:span></text:h>
      <text:list xml:id="list5610784677420469827" text:style-name="L16">
        <text:list-item>
          <text:p text:style-name="P38"><text:span text:style-name="Strong_20_Emphasis"><text:span text:style-name="Source_20_Text">th:inline="text"</text:span></text:span>: 텍스트 블록 내에서 Thymeleaf 표현식을 사용 가능하게 합니다.</text:p>
          <text:list>
            <text:list-item>
              <text:p text:style-name="P17">예: <text:span text:style-name="Source_20_Text">&lt;div th:inline="text"&gt;Welcome, [[${user.name}]]!&lt;/div&gt;</text:span></text:p>
            </text:list-item>
          </text:list>
        </text:list-item>
      </text:list>
      <text:h text:style-name="Heading_20_3" text:outline-level="3">10. <text:span text:style-name="Strong_20_Emphasis">기타 문법</text:span></text:h>
      <text:list xml:id="list4245572191445044265" text:style-name="L17">
        <text:list-item>
          <text:p text:style-name="P39"><text:span text:style-name="Strong_20_Emphasis"><text:span text:style-name="Source_20_Text">th:with</text:span></text:span>: 임시 변수를 생성하여 특정 범위 내에서 사용할 수 있습니다.</text:p>
          <text:list>
            <text:list-item>
              <text:p text:style-name="P39">예: <text:span text:style-name="Source_20_Text">&lt;div th:with="tempVar=${value}"&gt;...&lt;/div&gt;</text:span></text:p>
            </text:list-item>
          </text:list>
        </text:list-item>
        <text:list-item>
          <text:p text:style-name="P39"><text:span text:style-name="Strong_20_Emphasis"><text:span text:style-name="Source_20_Text">th:action</text:span></text:span>: 폼의 <text:span text:style-name="Source_20_Text">action</text:span> 속성을 설정합니다.</text:p>
          <text:list>
            <text:list-item>
              <text:p text:style-name="P39">예: <text:span text:style-name="Source_20_Text">&lt;form th:action="@{/submit}" method="post"&gt;...&lt;/form&gt;</text:span></text:p>
            </text:list-item>
          </text:list>
        </text:list-item>
        <text:list-item>
          <text:p text:style-name="P39"><text:span text:style-name="Strong_20_Emphasis"><text:span text:style-name="Source_20_Text">th:value</text:span></text:span>: 폼 필드의 값을 설정합니다.</text:p>
          <text:list>
            <text:list-item>
              <text:p text:style-name="P39">예: <text:span text:style-name="Source_20_Text">&lt;input type="text" th:value="${user.name}"/&gt;</text:span></text:p>
            </text:list-item>
          </text:list>
        </text:list-item>
        <text:list-item>
          <text:p text:style-name="P39"><text:span text:style-name="Strong_20_Emphasis"><text:span text:style-name="Source_20_Text">th:checked</text:span></text:span>: 체크박스나 라디오 버튼의 체크 상태를 설정합니다.</text:p>
          <text:list>
            <text:list-item>
              <text:p text:style-name="P18">예: <text:span text:style-name="Source_20_Text">&lt;input type="checkbox" th:checked="${user.isSubscribed}"/&gt;</text:span></text:p>
            </text:list-item>
          </text:list>
        </text:list-item>
      </text:list>
      <text:p text:style-name="Text_20_body"/>
      <text:p text:style-name="Standard"/>
      <text:h text:style-name="Heading_20_3" text:outline-level="3"><text:span text:style-name="T1">1. </text:span><text:span text:style-name="Strong_20_Emphasis"><text:span text:style-name="T1">URL 처리 기호</text:span></text:span></text:h>
      <text:list xml:id="list5014432799196301533" text:style-name="L18">
        <text:list-item>
          <text:p text:style-name="P40"><text:span text:style-name="Strong_20_Emphasis"><text:span text:style-name="Source_20_Text"><text:span text:style-name="T1">@{}</text:span></text:span></text:span><text:span text:style-name="T1">: URL을 생성할 때 사용합니다. </text:span>컨텍스트 경로를 포함하여 URL을 동적으로 생성합니다.</text:p>
          <text:list>
            <text:list-item>
              <text:p text:style-name="P40">예: <text:span text:style-name="Source_20_Text">@{/list}</text:span>, <text:span text:style-name="Source_20_Text">@{/user/{id}(id=${userId})}</text:span></text:p>
            </text:list-item>
          </text:list>
        </text:list-item>
        <text:list-item>
          <text:p text:style-name="P40"><text:span text:style-name="Strong_20_Emphasis"><text:span text:style-name="Source_20_Text">|...|</text:span></text:span>: URL을 여러 부분으로 나누어 작성할 때 사용합니다.</text:p>
          <text:list>
            <text:list-item>
              <text:p text:style-name="P19">예: <text:span text:style-name="Source_20_Text">@|/order/${order.id}/details|</text:span></text:p>
            </text:list-item>
          </text:list>
        </text:list-item>
      </text:list>
      <text:h text:style-name="Heading_20_3" text:outline-level="3"><text:span text:style-name="T1">2. </text:span><text:span text:style-name="Strong_20_Emphasis"><text:span text:style-name="T1">변수 표현식</text:span></text:span></text:h>
      <text:list xml:id="list5264233630838731933" text:style-name="L19">
        <text:list-item>
          <text:p text:style-name="P41"><text:span text:style-name="Strong_20_Emphasis"><text:span text:style-name="Source_20_Text">${}</text:span></text:span>: <text:span text:style-name="T1">Spring 모델에서 변수를 참조</text:span>할 때 사용합니다.</text:p>
          <text:list>
            <text:list-item>
              <text:p text:style-name="P41">예: <text:span text:style-name="Source_20_Text">${user.name}</text:span>, <text:span text:style-name="Source_20_Text">${session.attribute}</text:span></text:p>
            </text:list-item>
          </text:list>
        </text:list-item>
        <text:list-item>
          <text:p text:style-name="P41"><text:span text:style-name="Strong_20_Emphasis"><text:span text:style-name="Source_20_Text">*{}</text:span></text:span>: <text:span text:style-name="Source_20_Text">th:</text:span><text:span text:style-name="Source_20_Text"><text:span text:style-name="T1">object</text:span></text:span><text:span text:style-name="T1">로 지정된 객체에서 변수를 참조</text:span>할 때 사용합니다.</text:p>
          <text:list>
            <text:list-item>
              <text:p text:style-name="P41">예: <text:span text:style-name="Source_20_Text">*{name}</text:span>, <text:span text:style-name="Source_20_Text">*{address.city}</text:span></text:p>
            </text:list-item>
          </text:list>
        </text:list-item>
        <text:list-item>
          <text:p text:style-name="P41"><text:span text:style-name="Strong_20_Emphasis"><text:span text:style-name="Source_20_Text">#{}</text:span></text:span>: 국제화(i18n) 메시지를 참조할 때 사용합니다.</text:p>
          <text:list>
            <text:list-item>
              <text:p text:style-name="P41">예: <text:span text:style-name="Source_20_Text">#{welcome.message}</text:span></text:p>
            </text:list-item>
          </text:list>
        </text:list-item>
        <text:list-item>
          <text:p text:style-name="P41"><text:span text:style-name="Strong_20_Emphasis"><text:span text:style-name="Source_20_Text">~{}</text:span></text:span>: <text:span text:style-name="T1">URL이나 파일 경로를 참조할 때 사용</text:span>합니다.</text:p>
          <text:list>
            <text:list-item>
              <text:p text:style-name="P20">예: <text:span text:style-name="Source_20_Text">~{nav.html}</text:span>, <text:span text:style-name="Source_20_Text">~{static/styles.css}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Thymeleaf의 문법에서 각 단어와 기호는 특정한 의미를 가지며, 템플릿 엔진이 HTML을 렌더링하는 과정에서 동적인 데이터를 처리하거나 특정 동작을 수행하는 데 사용됩니다. 아래에서 <text:span text:style-name="Source_20_Text">th:href</text:span>, <text:span text:style-name="Source_20_Text">th:text</text:span>, <text:span text:style-name="Source_20_Text">th:replace</text:span> 등의 표현식과 관련된 문법 요소들을 하나씩 설명하겠습니다.</text:p>
      <text:h text:style-name="Heading_20_3" text:outline-level="3">1. <text:span text:style-name="Strong_20_Emphasis"><text:span text:style-name="Source_20_Text">th:href="@{/list}"</text:span></text:span></text:h>
      <text:list xml:id="list6447356326696099557" text:style-name="L20">
        <text:list-item>
          <text:p text:style-name="P42"><text:span text:style-name="Strong_20_Emphasis"><text:span text:style-name="Source_20_Text">th:href</text:span></text:span>: 이 속성은 HTML 태그의 <text:span text:style-name="Source_20_Text">href</text:span> 속성을 동적으로 설정하는 데 사용됩니다. Thymeleaf는 이 속성을 통해 URL을 동적으로 생성하고, 서버 측에서 제공된 URL 경로를 템플릿에 삽입합니다.</text:p>
        </text:list-item>
        <text:list-item>
          <text:p text:style-name="P42"><text:span text:style-name="Strong_20_Emphasis"><text:span text:style-name="Source_20_Text">@{}</text:span></text:span>: 이 표현식은 Thymeleaf에서 URL을 처리할 때 사용됩니다. <text:span text:style-name="Source_20_Text">@{/list}</text:span>는 애플리케이션의 컨텍스트 경로를 포함하여 <text:span text:style-name="Source_20_Text">/list</text:span> 경로를 참조하는 URL을 생성합니다. 예를 들어, 애플리케이션이 <text:span text:style-name="Source_20_Text">/myapp</text:span>이라는 컨텍스트 루트에 배포되어 있다면, <text:span text:style-name="Source_20_Text">@{/list}</text:span>는 <text:span text:style-name="Source_20_Text">/myapp/list</text:span>로 해석됩니다.</text:p>
        </text:list-item>
        <text:list-item>
          <text:p text:style-name="P21"><text:span text:style-name="Strong_20_Emphasis"><text:span text:style-name="Source_20_Text">/list</text:span></text:span>: 이것은 URL 경로로, 웹 애플리케이션의 특정 엔드포인트를 나타냅니다. 이 경로로 이동하면 해당하는 페이지나 리소스를 로드합니다.</text:p>
        </text:list-item>
      </text:list>
      <text:p text:style-name="Text_20_body"><text:span text:style-name="Strong_20_Emphasis">예시</text:span>:</text:p>
      <text:p text:style-name="Preformatted_20_Text">html</text:p>
      <text:p text:style-name="Preformatted_20_Text">코드 복사</text:p>
      <text:p text:style-name="P1"><text:span text:style-name="Source_20_Text">&lt;a th:href="@{/list}"&gt;Go to List&lt;/a&gt;</text:span></text:p>
      <text:p text:style-name="Text_20_body">이 코드의 의미는 사용자가 링크를 클릭하면 <text:span text:style-name="Source_20_Text">/list</text:span> 경로로 이동하게 된다는 것입니다.</text:p>
      <text:h text:style-name="Heading_20_3" text:outline-level="3">2. <text:span text:style-name="Strong_20_Emphasis"><text:span text:style-name="Source_20_Text">th:text="${status}"</text:span></text:span></text:h>
      <text:list xml:id="list7404578280208108251" text:style-name="L21">
        <text:list-item>
          <text:p text:style-name="P43"><text:span text:style-name="Strong_20_Emphasis"><text:span text:style-name="Source_20_Text">th:text</text:span></text:span>: 이 속성은 HTML 요소의 텍스트 콘텐츠를 동적으로 설정하는 데 사용됩니다. 모델에서 제공되는 데이터를 이 속성을 통해 템플릿에 바인딩합니다.</text:p>
        </text:list-item>
        <text:list-item>
          <text:p text:style-name="P22"><text:span text:style-name="Strong_20_Emphasis"><text:span text:style-name="Source_20_Text">${}</text:span></text:span>: 이 표현식은 Spring MVC 모델에서 데이터를 참조할 때 사용됩니다. <text:span text:style-name="Source_20_Text">${status}</text:span>는 모델에서 <text:span text:style-name="Source_20_Text">status</text:span>라는 이름의 변수를 찾아 그 값을 템플릿에 삽입합니다. 만약 <text:span text:style-name="Source_20_Text">status</text:span>가 "Active"라는 값을 가지고 있다면, <text:span text:style-name="Source_20_Text">&lt;span th:text="${status}"&gt;Placeholder&lt;/span&gt;</text:span>는 <text:span text:style-name="Source_20_Text">&lt;span&gt;Active&lt;/span&gt;</text:span>로 변환됩니다.</text:p>
        </text:list-item>
      </text:list>
      <text:p text:style-name="Text_20_body"><text:span text:style-name="Strong_20_Emphasis">예시</text:span>:</text:p>
      <text:p text:style-name="Preformatted_20_Text">html</text:p>
      <text:p text:style-name="Preformatted_20_Text">코드 복사</text:p>
      <text:p text:style-name="P1"><text:span text:style-name="Source_20_Text">&lt;span th:text="${status}"&gt;Status&lt;/span&gt;</text:span></text:p>
      <text:p text:style-name="Text_20_body">이 코드의 의미는 모델에서 제공된 <text:span text:style-name="Source_20_Text">status</text:span> 변수의 값을 화면에 출력한다는 것입니다.</text:p>
      <text:h text:style-name="Heading_20_3" text:outline-level="3">3. <text:span text:style-name="Strong_20_Emphasis"><text:span text:style-name="Source_20_Text">th:replace="~{nav.html::navbar}"</text:span></text:span></text:h>
      <text:list xml:id="list9096287140806006652" text:style-name="L22">
        <text:list-item>
          <text:p text:style-name="P44"><text:span text:style-name="Strong_20_Emphasis"><text:span text:style-name="Source_20_Text">th:replace</text:span></text:span>: 이 속성은 현재 태그를 지정된 다른 템플릿 파일의 내용으로 대체합니다. 이 기능을 통해 템플릿 조각을 재사용할 수 있습니다. 지정된 템플릿 조각이 렌더링될 때, 원래 태그는 해당 템플릿 조각의 내용으로 교체됩니다.</text:p>
        </text:list-item>
        <text:list-item>
          <text:p text:style-name="P44"><text:span text:style-name="Strong_20_Emphasis"><text:span text:style-name="Source_20_Text">~{}</text:span></text:span>: 이 표현식은 템플릿 파일의 경로를 참조하는 데 사용됩니다. <text:span text:style-name="Source_20_Text">~{nav.html::navbar}</text:span>는 <text:span text:style-name="Source_20_Text">nav.html</text:span> 파일에서 <text:span text:style-name="Source_20_Text">navbar</text:span>라는 이름의 프래그먼트를 참조합니다. 프래그먼트는 Thymeleaf에서 재사용 가능한 템플릿 조각입니다.</text:p>
        </text:list-item>
        <text:list-item>
          <text:p text:style-name="P44"><text:soft-page-break/><text:span text:style-name="Strong_20_Emphasis"><text:span text:style-name="Source_20_Text">nav.html</text:span></text:span>: 이 파일은 <text:span text:style-name="Source_20_Text">templates</text:span> 폴더에 위치하는 HTML 파일로, Thymeleaf가 읽어들일 수 있는 템플릿입니다. 이 예에서는 <text:span text:style-name="Source_20_Text">nav.html</text:span> 파일을 참조합니다.</text:p>
        </text:list-item>
        <text:list-item>
          <text:p text:style-name="P23"><text:span text:style-name="Strong_20_Emphasis"><text:span text:style-name="Source_20_Text">::navbar</text:span></text:span>: 이 부분은 <text:span text:style-name="Source_20_Text">nav.html</text:span> 파일 내에서 <text:span text:style-name="Source_20_Text">navbar</text:span>라는 이름의 프래그먼트를 의미합니다. Thymeleaf는 이 프래그먼트의 내용을 현재 태그로 교체합니다.</text:p>
        </text:list-item>
      </text:list>
      <text:p text:style-name="Text_20_body">다른 템플릿 파일의 특정 부분만을 가져와 현재 템플릿에 삽입하는 기능을 제공합니다. <text:span text:style-name="Source_20_Text">~{}</text:span>는 상대 경로를 나타내고, <text:span text:style-name="Source_20_Text">::</text:span>는 해당 템플릿 파일 안의 Fragment를 지정합니다. </text:p>
      <text:p text:style-name="Text_20_body"/>
      <text:p text:style-name="Text_20_body"/>
      <text:p text:style-name="Text_20_body"><text:span text:style-name="Strong_20_Emphasis">예시</text:span>:</text:p>
      <text:p text:style-name="Preformatted_20_Text">html</text:p>
      <text:p text:style-name="Preformatted_20_Text">코드 복사</text:p>
      <text:p text:style-name="P1"><text:span text:style-name="Source_20_Text">&lt;div th:replace="~{nav.html::navbar}"&gt;&lt;/div&gt;</text:span></text:p>
      <text:p text:style-name="Text_20_body">이 코드의 의미는 <text:span text:style-name="Source_20_Text">nav.html</text:span> 파일에서 <text:span text:style-name="Source_20_Text">navbar</text:span>라는 이름의 프래그먼트를 가져와서 현재 <text:span text:style-name="Source_20_Text">div</text:span> 태그를 그 내용으로 대체한다는 것입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0T19:30:28.86</meta:creation-date>
    <dc:date>2024-08-22T11:24:58.05</dc:date>
    <meta:editing-duration>PT4H28M18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7" meta:paragraph-count="140" meta:word-count="3239" meta:character-count="7595"/>
  </office:meta>
</office:document-meta>
</file>